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9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  <table:table-cell table:formula="of:=SUMIF([.A4:.H4];1;[.A3:.H3])" office:value-type="float" office:value="219" calcext:value-type="float">
            <text:p>2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1:17:21.514843014</meta:creation-date>
    <dc:date>2020-01-16T11:40:34.621250163</dc:date>
    <meta:editing-duration>PT23M14S</meta:editing-duration>
    <meta:editing-cycles>3</meta:editing-cycles>
    <meta:generator>LibreOffice/6.0.7.3$Linux_X86_64 LibreOffice_project/00m0$Build-3</meta:generator>
    <meta:document-statistic meta:table-count="1" meta:cell-count="57" meta:object-count="0"/>
  </office:meta>
</office:document-meta>
</file>